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Th-The village...!)</text:p>
          </table:table-cell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 office:value-type="string">
            <text:p>(Under normal circumstances, I could not
possibly enter, however...)</text:p>
          </table:table-cell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 office:value-type="string">
            <text:p>(I-It is no use...! I cannot... bear this
any longer...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is something wrong?”</text:p>
          </table:table-cell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, I... well...</text:p>
          </table:table-cell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 office:value-type="string">
            <text:p>Th-This village was called... Ento, was it
no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, that is correc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s something caught your attention?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Erm... erm...</text:p>
          </table:table-cell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 office:value-type="string">
            <text:p>We have come all this way to the Westlands, so
perhaps we should greet the village headm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the headman is presently in the
Midlands attending the villager's assembly,
for today.”</text:p>
          </table:table-cell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, uh... i-is that so...</text:p>
          </table:table-cell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 office:value-type="string">
            <text:p>Then, umm... I suppose there would be no
use in visiting...</text:p>
          </table:table-cell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 office:value-type="string">
            <text:p>L-Let us away...</text:p>
          </table:table-cell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